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70000002EDEF73BD5.png" manifest:media-type="image/png"/>
  <manifest:file-entry manifest:full-path="Pictures/10000201000000C60000001767D6CFBF.png" manifest:media-type="image/png"/>
  <manifest:file-entry manifest:full-path="Pictures/10000201000000C600000017EE67B605.png" manifest:media-type="image/png"/>
  <manifest:file-entry manifest:full-path="Pictures/10000201000000A7000000176007E0AD.png" manifest:media-type="image/png"/>
  <manifest:file-entry manifest:full-path="Pictures/100002010000002F0000000ECB61DB5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rsid="000c4af8" officeooo:paragraph-rsid="000c4af8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weight="bold" officeooo:rsid="000c4af8" officeooo:paragraph-rsid="000b5c23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weight="bold" officeooo:rsid="0024423d" officeooo:paragraph-rsid="0024423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weight="bold" officeooo:rsid="000ddfaf" officeooo:paragraph-rsid="000ddfa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weight="bold" officeooo:rsid="002101eb" officeooo:paragraph-rsid="002101eb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weight="bold" officeooo:rsid="002101eb" officeooo:paragraph-rsid="0035f90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weight="bold" officeooo:rsid="002e7006" officeooo:paragraph-rsid="002e7006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weight="bold" officeooo:rsid="0021461a" officeooo:paragraph-rsid="0021461a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weight="bold" officeooo:rsid="0011e6bd" officeooo:paragraph-rsid="0011e6b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weight="bold" officeooo:rsid="001fed1a" officeooo:paragraph-rsid="001fed1a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weight="bold" officeooo:rsid="001079b6" officeooo:paragraph-rsid="001c5c3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weight="bold" officeooo:rsid="0011c8ba" officeooo:paragraph-rsid="001c5c35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weight="bold" officeooo:rsid="0026356a" officeooo:paragraph-rsid="0026356a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weight="bold" officeooo:rsid="001d5ab2" officeooo:paragraph-rsid="001d5ab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weight="bold" officeooo:rsid="00220467" officeooo:paragraph-rsid="00220467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weight="bold" officeooo:rsid="002270eb" officeooo:paragraph-rsid="002270eb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weight="bold" officeooo:rsid="000e8c8f" officeooo:paragraph-rsid="0038b8ea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weight="normal" officeooo:rsid="000ddfaf" officeooo:paragraph-rsid="000ddfaf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weight="normal" officeooo:rsid="002101eb" officeooo:paragraph-rsid="002101e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weight="normal" officeooo:rsid="002101eb" officeooo:paragraph-rsid="0026356a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weight="normal" officeooo:rsid="002101eb" officeooo:paragraph-rsid="0035f90d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weight="normal" officeooo:rsid="0021461a" officeooo:paragraph-rsid="0026356a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weight="normal" officeooo:rsid="0021461a" officeooo:paragraph-rsid="0021461a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weight="normal" officeooo:rsid="002735f3" officeooo:paragraph-rsid="002735f3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weight="normal" officeooo:rsid="0028ef98" officeooo:paragraph-rsid="0028ef98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weight="normal" officeooo:rsid="0030b402" officeooo:paragraph-rsid="0030b402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weight="normal" officeooo:rsid="0034547f" officeooo:paragraph-rsid="0034547f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weight="normal" officeooo:rsid="000c4af8" officeooo:paragraph-rsid="000b5c23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weight="normal" officeooo:rsid="0011c8ba" officeooo:paragraph-rsid="0011e6bd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weight="normal" officeooo:rsid="001ec43c" officeooo:paragraph-rsid="001ec43c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weight="normal" officeooo:rsid="0029d831" officeooo:paragraph-rsid="0029d831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weight="normal" officeooo:rsid="001fed1a" officeooo:paragraph-rsid="001fed1a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weight="normal" officeooo:rsid="0013aff9" officeooo:paragraph-rsid="0019cb5a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weight="normal" officeooo:rsid="001d5ab2" officeooo:paragraph-rsid="001d5ab2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weight="normal" officeooo:rsid="000f5c0e" officeooo:paragraph-rsid="003866ff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weight="normal" officeooo:rsid="000e8c8f" officeooo:paragraph-rsid="0038b8ea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weight="normal" officeooo:rsid="0030b402" officeooo:paragraph-rsid="003b467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dfaf" style:font-weight-asian="normal" style:font-weight-complex="normal"/>
    </style:style>
    <style:style style:name="T3" style:family="text">
      <style:text-properties fo:font-weight="normal" officeooo:rsid="000f5c0e" style:font-weight-asian="normal" style:font-weight-complex="normal"/>
    </style:style>
    <style:style style:name="T4" style:family="text">
      <style:text-properties fo:font-weight="normal" officeooo:rsid="001c5c35" style:font-weight-asian="normal" style:font-weight-complex="normal"/>
    </style:style>
    <style:style style:name="T5" style:family="text">
      <style:text-properties fo:font-weight="normal" officeooo:rsid="001e5db7" style:font-weight-asian="normal" style:font-weight-complex="normal"/>
    </style:style>
    <style:style style:name="T6" style:family="text">
      <style:text-properties fo:font-weight="normal" officeooo:rsid="001d5ab2" style:font-weight-asian="normal" style:font-weight-complex="normal"/>
    </style:style>
    <style:style style:name="T7" style:family="text">
      <style:text-properties fo:font-weight="normal" officeooo:rsid="0026356a" style:font-weight-asian="normal" style:font-weight-complex="normal"/>
    </style:style>
    <style:style style:name="T8" style:family="text">
      <style:text-properties fo:font-weight="normal" officeooo:rsid="002e7006" style:font-weight-asian="normal" style:font-weight-complex="normal"/>
    </style:style>
    <style:style style:name="T9" style:family="text">
      <style:text-properties fo:font-weight="normal" officeooo:rsid="0034547f" style:font-weight-asian="normal" style:font-weight-complex="normal"/>
    </style:style>
    <style:style style:name="T10" style:family="text">
      <style:text-properties fo:font-weight="normal" officeooo:rsid="00350964" style:font-weight-asian="normal" style:font-weight-complex="normal"/>
    </style:style>
    <style:style style:name="T11" style:family="text">
      <style:text-properties fo:font-weight="normal" officeooo:rsid="0035f90d" style:font-weight-asian="normal" style:font-weight-complex="normal"/>
    </style:style>
    <style:style style:name="T12" style:family="text">
      <style:text-properties fo:font-weight="normal" officeooo:rsid="003b4671" style:font-weight-asian="normal" style:font-weight-complex="normal"/>
    </style:style>
    <style:style style:name="T13" style:family="text">
      <style:text-properties officeooo:rsid="0011c8ba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9cb5a" style:font-weight-asian="bold" style:font-weight-complex="bold"/>
    </style:style>
    <style:style style:name="T16" style:family="text">
      <style:text-properties fo:font-weight="bold" officeooo:rsid="000e8c8f" style:font-weight-asian="bold" style:font-weight-complex="bold"/>
    </style:style>
    <style:style style:name="T17" style:family="text">
      <style:text-properties officeooo:rsid="0013aff9"/>
    </style:style>
    <style:style style:name="T18" style:family="text">
      <style:text-properties officeooo:rsid="0019cb5a"/>
    </style:style>
    <style:style style:name="T19" style:family="text">
      <style:text-properties officeooo:rsid="001bae82"/>
    </style:style>
    <style:style style:name="T20" style:family="text">
      <style:text-properties officeooo:rsid="000f5c0e"/>
    </style:style>
    <style:style style:name="T21" style:family="text">
      <style:text-properties officeooo:rsid="0021461a"/>
    </style:style>
    <style:style style:name="T22" style:family="text">
      <style:text-properties officeooo:rsid="001e5db7"/>
    </style:style>
    <style:style style:name="T23" style:family="text">
      <style:text-properties officeooo:rsid="0022dbba"/>
    </style:style>
    <style:style style:name="T24" style:family="text">
      <style:text-properties officeooo:rsid="0024423d"/>
    </style:style>
    <style:style style:name="T25" style:family="text">
      <style:text-properties officeooo:rsid="0026356a"/>
    </style:style>
    <style:style style:name="T26" style:family="text">
      <style:text-properties officeooo:rsid="002735f3"/>
    </style:style>
    <style:style style:name="T27" style:family="text">
      <style:text-properties officeooo:rsid="0028ef98"/>
    </style:style>
    <style:style style:name="T28" style:family="text">
      <style:text-properties officeooo:rsid="0029d831"/>
    </style:style>
    <style:style style:name="T29" style:family="text">
      <style:text-properties officeooo:rsid="0029f34a"/>
    </style:style>
    <style:style style:name="T30" style:family="text">
      <style:text-properties officeooo:rsid="002e0fbe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officeooo:rsid="0032018f"/>
    </style:style>
    <style:style style:name="T33" style:family="text">
      <style:text-properties officeooo:rsid="0034547f"/>
    </style:style>
    <style:style style:name="T34" style:family="text">
      <style:text-properties officeooo:rsid="00350964"/>
    </style:style>
    <style:style style:name="T35" style:family="text">
      <style:text-properties officeooo:rsid="0035f90d"/>
    </style:style>
    <style:style style:name="T36" style:family="text">
      <style:text-properties officeooo:rsid="0038b8ea"/>
    </style:style>
    <style:style style:name="T37" style:family="text">
      <style:text-properties officeooo:rsid="0038d00d"/>
    </style:style>
    <style:style style:name="T38" style:family="text">
      <style:text-properties officeooo:rsid="003b46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4">O algorítmo genético - </text:span><text:span text:style-name="T16">GA</text:span></text:p>
      <text:p text:style-name="P2"><text:tab/></text:p>
      <text:p text:style-name="P2"><text:tab/><text:span text:style-name="T2">O algoritmo foi divido em várias etapas, sendo elas: iniciação da população, crossover, mutação, e avaliação da população. As trê</text:span><text:span text:style-name="T9">s</text:span><text:span text:style-name="T2"> ultimas et</text:span><text:span text:style-name="T10">a</text:span><text:span text:style-name="T2">pas são repetidas em um loop até que o número de iterações máximo seja atingido ou o cr</text:span><text:span text:style-name="T10">i</text:span><text:span text:style-name="T2">tério de busca seja <text:s/>alcançado.</text:span></text:p>
      <text:p text:style-name="P2"/>
      <text:p text:style-name="P3"><text:span text:style-name="T2">P</text:span><text:span text:style-name="T1">ara este algoritmo, a população é representada por um vetor de inteiros sorteados aleatoriamente, cujo valor máximo depende da precisão escolhida </text:span><text:span text:style-name="T10">para o algoritmo</text:span></text:p>
      <text:p text:style-name="P2"/>
      <text:p text:style-name="P18">No fim de cada iteração a população é avaliada e, para cada cromossomo é calculada uma aptidão, <text:span text:style-name="T24">que será utilizada como parâmetro para ordenação da população, que resultará em uma lista, em ordem decrescente de aptidão. </text:span>A aptidão de cada cromossomo é calculada convertendo os valores de cada c<text:span text:style-name="T34">r</text:span>omossomo para a faixa de valores do problema. Em seguida, este valor é avaliada pela função objetivo ou função de avaliação, dando como resultado a aptidão do cromossomo. Esta aptidão dependerá do propósito do algoritmo. Neste pr<text:span text:style-name="T34">o</text:span>jeto, o objetivo foi minimizar uma função qualquer, logo, quanto menor fosse o valor do cromossomo para a função de avaliação, mais apto ele seria.</text:p>
      <text:p text:style-name="P4"/>
      <text:p text:style-name="P36">O sorteio dos valores dos cromossomos para a população dependem da precisão. O valor máximo sorteado é igual a</text:p>
      <text:p text:style-name="P17"><draw:frame draw:style-name="fr1" draw:name="Image2" text:anchor-type="paragraph" svg:x="7.066cm" svg:y="0.106cm" svg:width="1.244cm" svg:height="0.37cm" draw:z-index="0"><draw:image xlink:href="Pictures/100002010000002F0000000ECB61DB56.png" xlink:type="simple" xlink:show="embed" xlink:actuate="onLoad"/></draw:frame></text:p>
      <text:p text:style-name="P17"/>
      <text:p text:style-name="P17"><text:span text:style-name="T1">onde p é a precisão usada na heurística do GA. <text:s/></text:span><text:span text:style-name="T3">Durante as etapas de crossover e mutação, o valor dos cromossomos é mantido no formato inteiro, tal como foram sorteado. Somente no momento de classificação e avaliação que </text:span><text:span text:style-name="T10">os</text:span><text:span text:style-name="T3"> cromossomos são convertidos para o </text:span><text:span text:style-name="T10">intervalo do espaço de busca</text:span><text:span text:style-name="T3"> <text:s/></text:span><text:span text:style-name="T12">do</text:span><text:span text:style-name="T3"> problema.</text:span></text:p>
      <text:p text:style-name="P35"><text:tab/></text:p>
      <text:p text:style-name="P35"><text:tab/>Tendo em vista que o objetivo do projeto é <text:s/>o desenvolvimento de GAs para serem executados em sistemas embarcados,que são caracterizados por possuírem considerável limitação de recursos, como memória e <text:span text:style-name="T38">p</text:span>rocessamento, <text:s/>a heurística utilizada neste projeto levou em conta a economia destes recursos, de modo que foi feito bastante uso de passagem de parâmetros por referencia através do uso de ponteiros, que é um artifício bastante poderoso da linguagem C. Deste modo, a população de indivíduos foi armazenada em um vetor de inteiros e a nova geração de indivíduos, logo que começava a ser gerada, passava a ocupar o mesmo espaço de memória da geração anterior. </text:p>
      <text:p text:style-name="P6"/>
      <text:p text:style-name="P5"/>
      <text:p text:style-name="P5"><text:span text:style-name="T20">S</text:span>eleção da população <text:span text:style-name="T26">da nova geração da população</text:span></text:p>
      <text:p text:style-name="P21"><text:tab/></text:p>
      <text:p text:style-name="P21">Neste algoritmo, a divisão da população para o crossover, m<text:span text:style-name="T24">u</text:span>tação e elitismo, ficou definida como 80% da população <text:span text:style-name="T27">irá </text:span>efetua<text:span text:style-name="T24">r</text:span> crossover; 10% sofre<text:span text:style-name="T35">rão</text:span> mutação e os outros 10% restantes <text:span text:style-name="T21">caracterizarão o elitismo da população, no algoritmo, fazendo parte da nova geração sem sofrer alteração alguma.</text:span><text:tab/></text:p>
      <text:p text:style-name="P20"><text:tab/></text:p>
      <text:p text:style-name="P22"><text:tab/>Depois que a população <text:span text:style-name="T35">é</text:span> avaliada e classificada, a população é disposta em ordem crescente de aptidão, levando em conta o pr<text:span text:style-name="T34">op</text:span>ósito do algoritmo <text:span text:style-name="T26">que é de encontrar o mínimo de uma função</text:span>, de modo que os 10% mais aptos estarão no topo da lista e serão passados adiante para a próxima geração. Os próximos 80% da população serão sorteados aleat<text:span text:style-name="T34">o</text:span>riamente de dois em dois pares, <text:span text:style-name="T27">utilizando-se o método da roleta</text:span>, para a realização do crossover, até completar os 80% da nova geração. Por fim, os últimos 10%, com pior desempenho, sofrem <text:s/>mutação para então irem para a próxima geração, totalizando 100% da população.<text:span text:style-name="T26"><text:tab/></text:span></text:p>
      <text:p text:style-name="P24"/>
      <text:p text:style-name="P24"><text:soft-page-break/><text:span text:style-name="T27"><text:tab/>A escolha </text:span>da nova população <text:span text:style-name="T27">é feita através de laços</text:span> do tipo <text:span text:style-name="T31">for</text:span> <text:span text:style-name="T27">que </text:span>percorr<text:span text:style-name="T27">e um</text:span> array de inteiros que con<text:span text:style-name="T34">s</text:span>titu<text:span text:style-name="T27">i</text:span> a população de indivíduos, <text:span text:style-name="T27">O laço for vai de um</text:span> índice inicial até um <text:span text:style-name="T34">índice</text:span> final, dentro dos limites do tamanho do array. Estes índices são definidos conforme o tamanho da população e a divisão das partes da população que <text:span text:style-name="T35">sofrerão</text:span> crossover <text:span text:style-name="T27">e </text:span>mutação.</text:p>
      <text:p text:style-name="P25"/>
      <text:p text:style-name="P25"><text:tab/>Por exemplo, para uma população de 20 indivíduos, conforme a divisão das porcentagens para a formulação da nova geração de indivíduos, fica definido um laço do tipo <text:span text:style-name="T31">for </text:span>que vai desde o índice de valor 2 até o <text:span text:style-name="T34">índice</text:span> de valor 17, para gerar novos indivíduos por meio do crossover. <text:span text:style-name="T35">Logo em seguida, o</text:span>utro <text:span text:style-name="T35">laço do tipo </text:span><text:span text:style-name="T31">for</text:span> é realizado, do <text:span text:style-name="T34">índice</text:span> 18 até o 19, para a mutação dos indivíduos menos aptos e os <text:span text:style-name="T34">indivíduos</text:span> do array, representados pelos <text:span text:style-name="T34">índices</text:span> de valor 0 e 1, permanecem os mesmos, pois <text:span text:style-name="T35">compõem </text:span>a elite e, por tanto, farão parte da nova geração de indivíduos sem <text:s/>sofrer alteração alguma.</text:p>
      <text:p text:style-name="P19"/>
      <text:p text:style-name="P7">O método da roleta</text:p>
      <text:p text:style-name="P7"/>
      <text:p text:style-name="P37"><text:span text:style-name="T33">a seleção dos indivíduos para a realização do crossover baseia-se na</text:span> roleta de quatro pontos, que tem este nome porque sorteia quatro indivíduos a cada rodad<text:span text:style-name="T38">a</text:span> d<text:span text:style-name="T33">o</text:span> sorteio. Este sorteio consiste em somar todas as <text:span text:style-name="T34">a</text:span>ptidões da população e em seguida sortear um valor entre zero e esta soma. A partir deste sorteio, encontramos o indivíduo cuja aptidão seja a m<text:span text:style-name="T38">enor</text:span> possível, <text:span text:style-name="T32">mas </text:span>maior que o valor sorteado. <text:s/><text:span text:style-name="T32">Com este valor sorteado, encontramos os outros três indivíduos da maneira como é descrita a seguir. </text:span></text:p>
      <text:p text:style-name="P37"/>
      <text:p text:style-name="P37"><text:span text:style-name="T32"><text:tab/>Seja ch1, o cromossomo cromossomo sorteado e N o tamanho da população, os cromossomos ch2, ch3 e ch4 são obtidos através das equações:</text:span></text:p>
      <text:p text:style-name="P27"><draw:frame draw:style-name="fr1" draw:name="Image1" text:anchor-type="paragraph" svg:x="6.013cm" svg:y="0.187cm" svg:width="4.419cm" svg:height="0.609cm" draw:z-index="1"><draw:image xlink:href="Pictures/10000201000000A7000000176007E0AD.png" xlink:type="simple" xlink:show="embed" xlink:actuate="onLoad"/></draw:frame></text:p>
      <text:p text:style-name="P27"/>
      <text:p text:style-name="P27"><draw:frame draw:style-name="fr1" draw:name="Image3" text:anchor-type="paragraph" svg:x="5.881cm" svg:y="0.12cm" svg:width="5.239cm" svg:height="0.609cm" draw:z-index="2"><draw:image xlink:href="Pictures/10000201000000C600000017EE67B605.png" xlink:type="simple" xlink:show="embed" xlink:actuate="onLoad"/></draw:frame></text:p>
      <text:p text:style-name="P27"/>
      <text:p text:style-name="P27"><draw:frame draw:style-name="fr2" draw:name="Image4" text:anchor-type="paragraph" svg:width="5.239cm" svg:height="0.609cm" draw:z-index="3"><draw:image xlink:href="Pictures/10000201000000C60000001767D6CFBF.png" xlink:type="simple" xlink:show="embed" xlink:actuate="onLoad"/></draw:frame><text:tab/></text:p>
      <text:p text:style-name="P27"/>
      <text:p text:style-name="P27"/>
      <text:p text:style-name="P27"/>
      <text:p text:style-name="P27">Onde dist é <text:s/>dado por </text:p>
      <text:p text:style-name="P27"><draw:frame draw:style-name="fr2" draw:name="Image5" text:anchor-type="paragraph" svg:width="2.302cm" svg:height="1.217cm" draw:z-index="4"><draw:image xlink:href="Pictures/10000201000000570000002EDEF73BD5.png" xlink:type="simple" xlink:show="embed" xlink:actuate="onLoad"/></draw:frame></text:p>
      <text:p text:style-name="P27"/>
      <text:p text:style-name="P27"/>
      <text:p text:style-name="P27">Após a seleção, os cromossomos <text:span text:style-name="T37">ch1</text:span> e ch3, ch2 e ch4 irão sofre<text:span text:style-name="T36">m</text:span> crossover <text:span text:style-name="T36">entre</text:span> si e gerar outros <text:span text:style-name="T34">quatro</text:span> novos indivíduos.</text:p>
      <text:p text:style-name="P26"/>
      <text:p text:style-name="P19"/>
      <text:p text:style-name="P2">Inicialização da população</text:p>
      <text:p text:style-name="P2"/>
      <text:p text:style-name="P28"><text:s/>A inicialização da população ocorre a partir da geração de tantos cromossomos quanto for o tamanho da população. Cada cromossomo é <text:span text:style-name="T25">representado</text:span> por um número inteiro cujo <text:span text:style-name="T24">valor</text:span> é escolhido <text:span text:style-name="T34">randomicamente</text:span> e cujo valor máximo depende da precisão escolhida para o algoritmo.</text:p>
      <text:p text:style-name="P28"/>
      <text:p text:style-name="P28"><text:tab/><text:span text:style-name="T13">Seja b o valor do cromossomo e p a precisão escolhida , seu valor sorteado será dado por:</text:span></text:p>
      <text:p text:style-name="P28"/>
      <text:p text:style-name="P29">b = rand() * pow(2,l)-1), </text:p>
      <text:p text:style-name="P29"/>
      <text:p text:style-name="P29">onde rand é uma função da linguagem C que retorna um valor <text:span text:style-name="T24">inteiro aleatório.</text:span></text:p>
      <text:p text:style-name="P8"/>
      <text:p text:style-name="P8"><text:soft-page-break/></text:p>
      <text:p text:style-name="P8">Elitismo</text:p>
      <text:p text:style-name="P8"/>
      <text:p text:style-name="P23"><text:tab/>Ficou estabelecido que 10% da população mais apta seria conservada para a próxima geração. Sendo assim, <text:span text:style-name="T28">esta parte da população é alcançada ordenando-se a população de indivíduos em ordem decrescente de aptidão. Os primeiros 10% da população que maior aptidão farão parte da nova população sem sofrer nenhum tipo de alteração.</text:span></text:p>
      <text:p text:style-name="P9"/>
      <text:p text:style-name="P9">Crossover</text:p>
      <text:p text:style-name="P9"/>
      <text:p text:style-name="P30">Nesta etapa do algoritmo ja temos a população normalizada, e com sua aptidão calculada e ordenada. O<text:span text:style-name="T17"> crossover é efetuado através do método da roleta de quatro pontos, na qual dois pares de cromossomos são sorteados ao mesmo tempo, de acordo com as melhores aptidões para o problema de minimização.</text:span></text:p>
      <text:p text:style-name="P30"/>
      <text:p text:style-name="P31">O sorteio é feito </text:p>
      <text:p text:style-name="P30"/>
      <text:p text:style-name="P30">O crossover é feito bit-a-bit <text:span text:style-name="T29">entre dois cromossomos</text:span>, de modo a reduzir o custo computacional. Este procedimento é realizado escolhendo um ponto que divid<text:span text:style-name="T29">e</text:span> a cadeia binária que representa o <text:span text:style-name="T24">cromossomo </text:span>ao meio. <text:span text:style-name="T29">Esta divisão gera duas partes, da qual as menos significativasde cada cadeia binária serão trocadas entre si, para gerar dois novos indivíduos.</text:span></text:p>
      <text:p text:style-name="P30"/>
      <text:p text:style-name="P10">Mutação</text:p>
      <text:p text:style-name="P10"/>
      <text:p text:style-name="P32"><text:tab/>A mutação <text:span text:style-name="T30">é realizada</text:span> em 10% da população e ocorre pela alteração de um único bit, em uma posição aleatória na cadeia binária que representa o cromossomo, que é um inteiro.</text:p>
      <text:p text:style-name="P33"/>
      <text:p text:style-name="P33"><text:span text:style-name="T15">Avaliação da população</text:span><text:span text:style-name="T18"> </text:span></text:p>
      <text:p text:style-name="P33"/>
      <text:p text:style-name="P33"><text:tab/><text:span text:style-name="T19">A avaliação da população consiste de três etapas fundamentais. A primeira delas e a normalização dos valores da população para o espaço de busca da solução do problema. Esta normalização é <text:s/>feita por meio de uma interpolação através da seguinte equação:</text:span></text:p>
      <text:p text:style-name="P11"/>
      <text:p text:style-name="P12"><text:span text:style-name="T1">valor</text:span><text:span text:style-name="T4">Normalizado</text:span><text:span text:style-name="T1"> = minimo + (máximo – mínimo)*valorCromossomo / (2^ precisao -1)</text:span></text:p>
      <text:p text:style-name="P12"/>
      <text:p text:style-name="P13"><text:span text:style-name="T1">Onde </text:span><text:span text:style-name="T10">mínimo</text:span><text:span text:style-name="T1"> e máximo são os limites </text:span><text:span text:style-name="T8">do espaço </text:span><text:span text:style-name="T1">de busca do domínio da função de avaliação que se quer minimizar. </text:span><text:span text:style-name="T6">Logo que a população é normalizada, é calculada a aptidão do cromossomo por meio da função de avaliação.</text:span></text:p>
      <text:p text:style-name="P14"/>
      <text:p text:style-name="P34"><text:tab/>Existem dois vetores que representam a população. Um contem o<text:span text:style-name="T25">s</text:span> valor<text:span text:style-name="T25">es</text:span> dos cromossomos, do tipo inteiro e outro do tipo float, que guarda o valor da aptidão do cromossomo do índice correspondente. </text:p>
      <text:p text:style-name="P14"/>
      <text:p text:style-name="P14"><text:span text:style-name="T1"><text:tab/>Após o cálculo da aptidão, a população é ordena</text:span><text:span text:style-name="T7">da</text:span><text:span text:style-name="T1"> em ordem crescente, de modo que o cromossomo mais apto, que é o de menor valor, ficará no topo do vetor de ordenação e o menos </text:span><text:span text:style-name="T11">apto</text:span><text:span text:style-name="T1">, ficará no fim do vetor. </text:span><text:span text:style-name="T5">A ordenação toma como referencia </text:span><text:span text:style-name="T10">a </text:span><text:span text:style-name="T5">aptidão da população, mas a ordenação ocorre também sobre o vetor da população em si, com os va</text:span><text:span text:style-name="T8">l</text:span><text:span text:style-name="T5">ores inteiros. </text:span><text:span text:style-name="T11">Para este procedimento foi utilizado o já conhecido algoritmo quicksort.</text:span></text:p>
      <text:p text:style-name="P14"/>
      <text:p text:style-name="P14"/>
      <text:p text:style-name="P15"/>
      <text:p text:style-name="P15"/>
      <text:p text:style-name="P15"><text:soft-page-break/></text:p>
      <text:p text:style-name="P15">Resumo</text:p>
      <text:p text:style-name="P15"/>
      <text:p text:style-name="P15"><text:span text:style-name="T22">P</text:span>lataforma de hardware</text:p>
      <text:p text:style-name="P15"/>
      <text:p text:style-name="P15">Metodologia</text:p>
      <text:p text:style-name="P15"/>
      <text:p text:style-name="P15">Resultados</text:p>
      <text:p text:style-name="P15"/>
      <text:p text:style-name="P15">Discussão <text:span text:style-name="T23">e perspectivas futuras</text:span></text:p>
      <text:p text:style-name="P15"/>
      <text:p text:style-name="P15">Conclusão</text:p>
      <text:p text:style-name="P15"/>
      <text:p text:style-name="P16">Referêci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dson </meta:initial-creator>
    <meta:creation-date>2015-09-16T23:54:50.608217298</meta:creation-date>
    <meta:generator>LibreOffice/4.3.3.2$Linux_X86_64 LibreOffice_project/430m0$Build-2</meta:generator>
    <dc:date>2016-05-19T23:34:12.164400911</dc:date>
    <dc:creator>Randson </dc:creator>
    <meta:editing-duration>P1DT15H28M29S</meta:editing-duration>
    <meta:editing-cycles>18</meta:editing-cycles>
    <meta:document-statistic meta:table-count="0" meta:image-count="5" meta:object-count="0" meta:page-count="4" meta:paragraph-count="48" meta:word-count="1313" meta:character-count="7906" meta:non-whitespace-character-count="6598"/>
  </office:meta>
</office:document-meta>
</file>